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9035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0.592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5146in"/>
    </style:style>
    <style:style style:name="co15" style:family="table-column">
      <style:table-column-properties fo:break-before="auto" style:column-width="1.13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0646in"/>
    </style:style>
    <style:style style:name="co18" style:family="table-column">
      <style:table-column-properties fo:break-before="auto" style:column-width="0.9898in"/>
    </style:style>
    <style:style style:name="co19" style:family="table-column">
      <style:table-column-properties fo:break-before="auto" style:column-width="5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2" table:default-cell-style-name="ce4"/>
        <table:table-column table:style-name="co13" table:number-columns-repeated="4" table:default-cell-style-name="ce2"/>
        <table:table-column table:style-name="co13" table:default-cell-style-name="ce4"/>
        <table:table-column table:style-name="co14" table:default-cell-style-name="ce2"/>
        <table:table-column table:style-name="co13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5" table:default-cell-style-name="ce2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_unit_id</text:p>
          </table:table-cell>
          <table:table-cell office:value-type="string" calcext:value-type="string">
            <text:p>_created_at</text:p>
          </table:table-cell>
          <table:table-cell office:value-type="string" calcext:value-type="string">
            <text:p>_id</text:p>
          </table:table-cell>
          <table:table-cell office:value-type="string" calcext:value-type="string">
            <text:p>_started_at</text:p>
          </table:table-cell>
          <table:table-cell office:value-type="string" calcext:value-type="string">
            <text:p>_tainted</text:p>
          </table:table-cell>
          <table:table-cell office:value-type="string" calcext:value-type="string">
            <text:p>_channel</text:p>
          </table:table-cell>
          <table:table-cell office:value-type="string" calcext:value-type="string">
            <text:p>_trust</text:p>
          </table:table-cell>
          <table:table-cell office:value-type="string" calcext:value-type="string">
            <text:p>_worker_id</text:p>
          </table:table-cell>
          <table:table-cell office:value-type="string" calcext:value-type="string">
            <text:p>_country</text:p>
          </table:table-cell>
          <table:table-cell office:value-type="string" calcext:value-type="string">
            <text:p>_region</text:p>
          </table:table-cell>
          <table:table-cell office:value-type="string" calcext:value-type="string">
            <text:p>_city</text:p>
          </table:table-cell>
          <table:table-cell office:value-type="string" calcext:value-type="string">
            <text:p>_ip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Correct Answers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1/2015 23:05:37</text:p>
          </table:table-cell>
          <table:table-cell office:value-type="float" office:value="1788068421" calcext:value-type="float">
            <text:p>1788068421</text:p>
          </table:table-cell>
          <table:table-cell table:style-name="ce1" office:value-type="string" calcext:value-type="string">
            <text:p>11/1/2015 23:03:3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zoombucks</text:p>
          </table:table-cell>
          <table:table-cell office:value-type="float" office:value="1" calcext:value-type="float">
            <text:p>1</text:p>
          </table:table-cell>
          <table:table-cell office:value-type="float" office:value="7876293" calcext:value-type="float">
            <text:p>787629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184.1.136.234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1/2015 23:10:28</text:p>
          </table:table-cell>
          <table:table-cell office:value-type="float" office:value="1788070098" calcext:value-type="float">
            <text:p>1788070098</text:p>
          </table:table-cell>
          <table:table-cell table:style-name="ce1" office:value-type="string" calcext:value-type="string">
            <text:p>11/1/2015 23:07:0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dege</text:p>
          </table:table-cell>
          <table:table-cell office:value-type="float" office:value="0.75" calcext:value-type="float">
            <text:p>0.75</text:p>
          </table:table-cell>
          <table:table-cell office:value-type="float" office:value="3696575" calcext:value-type="float">
            <text:p>369657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altillo</text:p>
          </table:table-cell>
          <table:table-cell office:value-type="string" calcext:value-type="string">
            <text:p>65.0.110.112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1/2015 23:15:02</text:p>
          </table:table-cell>
          <table:table-cell office:value-type="float" office:value="1788071783" calcext:value-type="float">
            <text:p>1788071783</text:p>
          </table:table-cell>
          <table:table-cell table:style-name="ce1" office:value-type="string" calcext:value-type="string">
            <text:p>11/1/2015 23:12:2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8333" calcext:value-type="float">
            <text:p>0.8333</text:p>
          </table:table-cell>
          <table:table-cell office:value-type="float" office:value="22850156" calcext:value-type="float">
            <text:p>2285015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24.178.226.57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1/2015 23:18:58</text:p>
          </table:table-cell>
          <table:table-cell office:value-type="float" office:value="1788073338" calcext:value-type="float">
            <text:p>1788073338</text:p>
          </table:table-cell>
          <table:table-cell table:style-name="ce1" office:value-type="string" calcext:value-type="string">
            <text:p>11/1/2015 23:16:5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111" calcext:value-type="float">
            <text:p>0.6111</text:p>
          </table:table-cell>
          <table:table-cell office:value-type="float" office:value="30326470" calcext:value-type="float">
            <text:p>3032647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170.213.2.107</text:p>
          </table:table-cell>
          <table:table-cell table:number-columns-repeated="2" office:value-type="string" calcext:value-type="string">
            <text:p>False A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1/2015 23:22:05</text:p>
          </table:table-cell>
          <table:table-cell office:value-type="float" office:value="1788074503" calcext:value-type="float">
            <text:p>1788074503</text:p>
          </table:table-cell>
          <table:table-cell table:style-name="ce1" office:value-type="string" calcext:value-type="string">
            <text:p>11/1/2015 23:18:3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8333" calcext:value-type="float">
            <text:p>0.8333</text:p>
          </table:table-cell>
          <table:table-cell office:value-type="float" office:value="13038918" calcext:value-type="float">
            <text:p>1303891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50.121.128.216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1/2015 23:22:12</text:p>
          </table:table-cell>
          <table:table-cell office:value-type="float" office:value="1788074562" calcext:value-type="float">
            <text:p>1788074562</text:p>
          </table:table-cell>
          <table:table-cell table:style-name="ce1" office:value-type="string" calcext:value-type="string">
            <text:p>11/1/2015 23:18:5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dege</text:p>
          </table:table-cell>
          <table:table-cell office:value-type="float" office:value="0.8056" calcext:value-type="float">
            <text:p>0.8056</text:p>
          </table:table-cell>
          <table:table-cell office:value-type="float" office:value="30489373" calcext:value-type="float">
            <text:p>3048937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reenford</text:p>
          </table:table-cell>
          <table:table-cell office:value-type="string" calcext:value-type="string">
            <text:p>109.149.67.179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1/2015 23:24:22</text:p>
          </table:table-cell>
          <table:table-cell office:value-type="float" office:value="1788075366" calcext:value-type="float">
            <text:p>1788075366</text:p>
          </table:table-cell>
          <table:table-cell table:style-name="ce1" office:value-type="string" calcext:value-type="string">
            <text:p>11/1/2015 23:20:0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bitcoinget</text:p>
          </table:table-cell>
          <table:table-cell office:value-type="float" office:value="0.7619" calcext:value-type="float">
            <text:p>0.7619</text:p>
          </table:table-cell>
          <table:table-cell office:value-type="float" office:value="21678835" calcext:value-type="float">
            <text:p>2167883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Ironton</text:p>
          </table:table-cell>
          <table:table-cell office:value-type="string" calcext:value-type="string">
            <text:p>76.177.160.209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0:15:22</text:p>
          </table:table-cell>
          <table:table-cell office:value-type="float" office:value="1788092232" calcext:value-type="float">
            <text:p>1788092232</text:p>
          </table:table-cell>
          <table:table-cell table:style-name="ce1" office:value-type="string" calcext:value-type="string">
            <text:p>11/2/2015 00:13:3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575" calcext:value-type="float">
            <text:p>0.575</text:p>
          </table:table-cell>
          <table:table-cell office:value-type="float" office:value="31184650" calcext:value-type="float">
            <text:p>3118465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ason City</text:p>
          </table:table-cell>
          <table:table-cell office:value-type="string" calcext:value-type="string">
            <text:p>173.26.179.94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3" office:value-type="string" calcext:value-type="string">
            <text:p>False C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0:25:30</text:p>
          </table:table-cell>
          <table:table-cell office:value-type="float" office:value="1788095808" calcext:value-type="float">
            <text:p>1788095808</text:p>
          </table:table-cell>
          <table:table-cell table:style-name="ce1" office:value-type="string" calcext:value-type="string">
            <text:p>11/2/2015 00:20:1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7273" calcext:value-type="float">
            <text:p>0.7273</text:p>
          </table:table-cell>
          <table:table-cell office:value-type="float" office:value="19480545" calcext:value-type="float">
            <text:p>1948054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rookline</text:p>
          </table:table-cell>
          <table:table-cell office:value-type="string" calcext:value-type="string">
            <text:p>209.6.138.58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0:49:00</text:p>
          </table:table-cell>
          <table:table-cell office:value-type="float" office:value="1788104044" calcext:value-type="float">
            <text:p>1788104044</text:p>
          </table:table-cell>
          <table:table-cell table:style-name="ce1" office:value-type="string" calcext:value-type="string">
            <text:p>11/2/2015 00:43:1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7083" calcext:value-type="float">
            <text:p>0.7083</text:p>
          </table:table-cell>
          <table:table-cell office:value-type="float" office:value="29025907" calcext:value-type="float">
            <text:p>29025907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lossop</text:p>
          </table:table-cell>
          <table:table-cell office:value-type="string" calcext:value-type="string">
            <text:p>86.183.95.11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0:55:35</text:p>
          </table:table-cell>
          <table:table-cell office:value-type="float" office:value="1788106513" calcext:value-type="float">
            <text:p>1788106513</text:p>
          </table:table-cell>
          <table:table-cell table:style-name="ce1" office:value-type="string" calcext:value-type="string">
            <text:p>11/2/2015 00:51:5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fastcashgpt</text:p>
          </table:table-cell>
          <table:table-cell office:value-type="float" office:value="0.6444" calcext:value-type="float">
            <text:p>0.6444</text:p>
          </table:table-cell>
          <table:table-cell office:value-type="float" office:value="31726334" calcext:value-type="float">
            <text:p>3172633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pe Coral</text:p>
          </table:table-cell>
          <table:table-cell office:value-type="string" calcext:value-type="string">
            <text:p>184.0.224.229</text:p>
          </table:table-cell>
          <table:table-cell table:number-columns-repeated="2" office:value-type="string" calcext:value-type="string">
            <text:p>False 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0:58:35</text:p>
          </table:table-cell>
          <table:table-cell office:value-type="float" office:value="1788107631" calcext:value-type="float">
            <text:p>1788107631</text:p>
          </table:table-cell>
          <table:table-cell table:style-name="ce1" office:value-type="string" calcext:value-type="string">
            <text:p>11/2/2015 00:54:5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uperrewards</text:p>
          </table:table-cell>
          <table:table-cell office:value-type="float" office:value="0.7206" calcext:value-type="float">
            <text:p>0.7206</text:p>
          </table:table-cell>
          <table:table-cell office:value-type="float" office:value="34959936" calcext:value-type="float">
            <text:p>34959936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108.24.182.124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0:59:33</text:p>
          </table:table-cell>
          <table:table-cell office:value-type="float" office:value="1788108019" calcext:value-type="float">
            <text:p>1788108019</text:p>
          </table:table-cell>
          <table:table-cell table:style-name="ce1" office:value-type="string" calcext:value-type="string">
            <text:p>11/2/2015 00:56:0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izerebel</text:p>
          </table:table-cell>
          <table:table-cell office:value-type="float" office:value="0.7059" calcext:value-type="float">
            <text:p>0.7059</text:p>
          </table:table-cell>
          <table:table-cell office:value-type="float" office:value="32055577" calcext:value-type="float">
            <text:p>3205557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ewaukee</text:p>
          </table:table-cell>
          <table:table-cell office:value-type="string" calcext:value-type="string">
            <text:p>98.144.106.83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1:08:37</text:p>
          </table:table-cell>
          <table:table-cell office:value-type="float" office:value="1788111357" calcext:value-type="float">
            <text:p>1788111357</text:p>
          </table:table-cell>
          <table:table-cell table:style-name="ce1" office:value-type="string" calcext:value-type="string">
            <text:p>11/2/2015 01:04:4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852" calcext:value-type="float">
            <text:p>0.6852</text:p>
          </table:table-cell>
          <table:table-cell office:value-type="float" office:value="33427067" calcext:value-type="float">
            <text:p>3342706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olyoke</text:p>
          </table:table-cell>
          <table:table-cell office:value-type="string" calcext:value-type="string">
            <text:p>24.41.68.35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1:18:02</text:p>
          </table:table-cell>
          <table:table-cell office:value-type="float" office:value="1788115906" calcext:value-type="float">
            <text:p>1788115906</text:p>
          </table:table-cell>
          <table:table-cell table:style-name="ce1" office:value-type="string" calcext:value-type="string">
            <text:p>11/2/2015 01:13:1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fusioncash</text:p>
          </table:table-cell>
          <table:table-cell office:value-type="float" office:value="0.5482" calcext:value-type="float">
            <text:p>0.5482</text:p>
          </table:table-cell>
          <table:table-cell office:value-type="float" office:value="7461070" calcext:value-type="float">
            <text:p>746107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107.199.12.87</text:p>
          </table:table-cell>
          <table:table-cell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1:29:10</text:p>
          </table:table-cell>
          <table:table-cell office:value-type="float" office:value="1788121578" calcext:value-type="float">
            <text:p>1788121578</text:p>
          </table:table-cell>
          <table:table-cell table:style-name="ce1" office:value-type="string" calcext:value-type="string">
            <text:p>11/2/2015 01:26:3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bitcoinget</text:p>
          </table:table-cell>
          <table:table-cell office:value-type="float" office:value="0.65" calcext:value-type="float">
            <text:p>0.65</text:p>
          </table:table-cell>
          <table:table-cell office:value-type="float" office:value="33315871" calcext:value-type="float">
            <text:p>3331587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69.245.154.14</text:p>
          </table:table-cell>
          <table:table-cell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B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1:34:51</text:p>
          </table:table-cell>
          <table:table-cell office:value-type="float" office:value="1788124036" calcext:value-type="float">
            <text:p>1788124036</text:p>
          </table:table-cell>
          <table:table-cell table:style-name="ce1" office:value-type="string" calcext:value-type="string">
            <text:p>11/2/2015 01:29:0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5754" calcext:value-type="float">
            <text:p>0.5754</text:p>
          </table:table-cell>
          <table:table-cell office:value-type="float" office:value="33467170" calcext:value-type="float">
            <text:p>3346717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Martinsburg</text:p>
          </table:table-cell>
          <table:table-cell office:value-type="string" calcext:value-type="string">
            <text:p>76.106.109.7</text:p>
          </table:table-cell>
          <table:table-cell table:number-columns-repeated="2"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1:58:12</text:p>
          </table:table-cell>
          <table:table-cell office:value-type="float" office:value="1788132934" calcext:value-type="float">
            <text:p>1788132934</text:p>
          </table:table-cell>
          <table:table-cell table:style-name="ce1" office:value-type="string" calcext:value-type="string">
            <text:p>11/2/2015 01:54:1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667" calcext:value-type="float">
            <text:p>0.6667</text:p>
          </table:table-cell>
          <table:table-cell office:value-type="float" office:value="18720630" calcext:value-type="float">
            <text:p>18720630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Dumbarton</text:p>
          </table:table-cell>
          <table:table-cell office:value-type="string" calcext:value-type="string">
            <text:p>82.43.210.154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2:42:08</text:p>
          </table:table-cell>
          <table:table-cell office:value-type="float" office:value="1788147064" calcext:value-type="float">
            <text:p>1788147064</text:p>
          </table:table-cell>
          <table:table-cell table:style-name="ce1" office:value-type="string" calcext:value-type="string">
            <text:p>11/2/2015 02:38:3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zoombucks</text:p>
          </table:table-cell>
          <table:table-cell office:value-type="float" office:value="0.6705" calcext:value-type="float">
            <text:p>0.6705</text:p>
          </table:table-cell>
          <table:table-cell office:value-type="float" office:value="9383666" calcext:value-type="float">
            <text:p>9383666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73.146.49.152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2:50:17</text:p>
          </table:table-cell>
          <table:table-cell office:value-type="float" office:value="1788149985" calcext:value-type="float">
            <text:p>1788149985</text:p>
          </table:table-cell>
          <table:table-cell table:style-name="ce1" office:value-type="string" calcext:value-type="string">
            <text:p>11/2/2015 02:47:2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gifthunterclub</text:p>
          </table:table-cell>
          <table:table-cell office:value-type="float" office:value="0.6597" calcext:value-type="float">
            <text:p>0.6597</text:p>
          </table:table-cell>
          <table:table-cell office:value-type="float" office:value="30901412" calcext:value-type="float">
            <text:p>3090141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88.110.76.29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2:52:29</text:p>
          </table:table-cell>
          <table:table-cell office:value-type="float" office:value="1788150561" calcext:value-type="float">
            <text:p>1788150561</text:p>
          </table:table-cell>
          <table:table-cell table:style-name="ce1" office:value-type="string" calcext:value-type="string">
            <text:p>11/2/2015 02:50:0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867" calcext:value-type="float">
            <text:p>0.6867</text:p>
          </table:table-cell>
          <table:table-cell office:value-type="float" office:value="30398579" calcext:value-type="float">
            <text:p>3039857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inchendon</text:p>
          </table:table-cell>
          <table:table-cell office:value-type="string" calcext:value-type="string">
            <text:p>73.38.174.116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3:04:57</text:p>
          </table:table-cell>
          <table:table-cell office:value-type="float" office:value="1788154795" calcext:value-type="float">
            <text:p>1788154795</text:p>
          </table:table-cell>
          <table:table-cell table:style-name="ce1" office:value-type="string" calcext:value-type="string">
            <text:p>11/2/2015 03:00:1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7167" calcext:value-type="float">
            <text:p>0.7167</text:p>
          </table:table-cell>
          <table:table-cell office:value-type="float" office:value="22419688" calcext:value-type="float">
            <text:p>2241968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enton</text:p>
          </table:table-cell>
          <table:table-cell office:value-type="string" calcext:value-type="string">
            <text:p>96.35.84.102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3:06:22</text:p>
          </table:table-cell>
          <table:table-cell office:value-type="float" office:value="1788155347" calcext:value-type="float">
            <text:p>1788155347</text:p>
          </table:table-cell>
          <table:table-cell table:style-name="ce1" office:value-type="string" calcext:value-type="string">
            <text:p>11/2/2015 03:02:3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dege</text:p>
          </table:table-cell>
          <table:table-cell office:value-type="float" office:value="0.7232" calcext:value-type="float">
            <text:p>0.7232</text:p>
          </table:table-cell>
          <table:table-cell office:value-type="float" office:value="3663077" calcext:value-type="float">
            <text:p>366307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98.18.118.90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3:33:21</text:p>
          </table:table-cell>
          <table:table-cell office:value-type="float" office:value="1788163990" calcext:value-type="float">
            <text:p>1788163990</text:p>
          </table:table-cell>
          <table:table-cell table:style-name="ce1" office:value-type="string" calcext:value-type="string">
            <text:p>11/2/2015 03:29:0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7011" calcext:value-type="float">
            <text:p>0.7011</text:p>
          </table:table-cell>
          <table:table-cell office:value-type="float" office:value="34062220" calcext:value-type="float">
            <text:p>3406222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174.18.34.62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5:13:00</text:p>
          </table:table-cell>
          <table:table-cell office:value-type="float" office:value="1788191208" calcext:value-type="float">
            <text:p>1788191208</text:p>
          </table:table-cell>
          <table:table-cell table:style-name="ce1" office:value-type="string" calcext:value-type="string">
            <text:p>11/2/2015 05:05:3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6536" calcext:value-type="float">
            <text:p>0.6536</text:p>
          </table:table-cell>
          <table:table-cell office:value-type="float" office:value="33078019" calcext:value-type="float">
            <text:p>3307801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nassas</text:p>
          </table:table-cell>
          <table:table-cell office:value-type="string" calcext:value-type="string">
            <text:p>207.244.72.201</text:p>
          </table:table-cell>
          <table:table-cell table:number-columns-repeated="2" office:value-type="string" calcext:value-type="string">
            <text:p>False 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office:value-type="string" calcext:value-type="string">
            <text:p>False A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5:15:11</text:p>
          </table:table-cell>
          <table:table-cell office:value-type="float" office:value="1788191899" calcext:value-type="float">
            <text:p>1788191899</text:p>
          </table:table-cell>
          <table:table-cell table:style-name="ce1" office:value-type="string" calcext:value-type="string">
            <text:p>11/2/2015 05:08:1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869" calcext:value-type="float">
            <text:p>0.6869</text:p>
          </table:table-cell>
          <table:table-cell office:value-type="float" office:value="34854490" calcext:value-type="float">
            <text:p>3485449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aldwin Park</text:p>
          </table:table-cell>
          <table:table-cell office:value-type="string" calcext:value-type="string">
            <text:p>198.72.244.222</text:p>
          </table:table-cell>
          <table:table-cell table:number-columns-repeated="2" office:value-type="string" calcext:value-type="string">
            <text:p>False 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6:40:22</text:p>
          </table:table-cell>
          <table:table-cell office:value-type="float" office:value="1788215323" calcext:value-type="float">
            <text:p>1788215323</text:p>
          </table:table-cell>
          <table:table-cell table:style-name="ce1" office:value-type="string" calcext:value-type="string">
            <text:p>11/2/2015 06:37:5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74" calcext:value-type="float">
            <text:p>0.674</text:p>
          </table:table-cell>
          <table:table-cell office:value-type="float" office:value="21613169" calcext:value-type="float">
            <text:p>21613169</text:p>
          </table:table-cell>
          <table:table-cell office:value-type="string" calcext:value-type="string">
            <text:p>GBR</text:p>
          </table:table-cell>
          <table:table-cell table:number-columns-repeated="2"/>
          <table:table-cell office:value-type="string" calcext:value-type="string">
            <text:p>165.120.132.206</text:p>
          </table:table-cell>
          <table:table-cell table:number-columns-repeated="2" office:value-type="string" calcext:value-type="string">
            <text:p>False 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B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6446432536" calcext:value-type="float">
            <text:p>0.6446432536</text:p>
          </table:table-cell>
          <table:table-cell office:value-type="float" office:value="0.925053716" calcext:value-type="float">
            <text:p>0.925053716</text:p>
          </table:table-cell>
          <table:table-cell/>
          <table:table-cell office:value-type="string" calcext:value-type="string">
            <text:p>With 95% confidence, the true population proportion of correct answers lies within this interval.</text:p>
          </table:table-cell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6:55:32</text:p>
          </table:table-cell>
          <table:table-cell office:value-type="float" office:value="1788219100" calcext:value-type="float">
            <text:p>1788219100</text:p>
          </table:table-cell>
          <table:table-cell table:style-name="ce1" office:value-type="string" calcext:value-type="string">
            <text:p>11/2/2015 06:50:1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dege</text:p>
          </table:table-cell>
          <table:table-cell office:value-type="float" office:value="0.6714" calcext:value-type="float">
            <text:p>0.6714</text:p>
          </table:table-cell>
          <table:table-cell office:value-type="float" office:value="27934334" calcext:value-type="float">
            <text:p>2793433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86.162.36.55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6:57:29</text:p>
          </table:table-cell>
          <table:table-cell office:value-type="float" office:value="1788219742" calcext:value-type="float">
            <text:p>1788219742</text:p>
          </table:table-cell>
          <table:table-cell table:style-name="ce1" office:value-type="string" calcext:value-type="string">
            <text:p>11/2/2015 06:54:2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7176" calcext:value-type="float">
            <text:p>0.7176</text:p>
          </table:table-cell>
          <table:table-cell office:value-type="float" office:value="23287154" calcext:value-type="float">
            <text:p>232871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50.184.60.102</text:p>
          </table:table-cell>
          <table:table-cell table:number-columns-repeated="2" office:value-type="string" calcext:value-type="string">
            <text:p>False 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7:18:12</text:p>
          </table:table-cell>
          <table:table-cell office:value-type="float" office:value="1788230041" calcext:value-type="float">
            <text:p>1788230041</text:p>
          </table:table-cell>
          <table:table-cell table:style-name="ce1" office:value-type="string" calcext:value-type="string">
            <text:p>11/2/2015 07:14:3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261" calcext:value-type="float">
            <text:p>0.6261</text:p>
          </table:table-cell>
          <table:table-cell office:value-type="float" office:value="29571331" calcext:value-type="float">
            <text:p>29571331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73.22.55.166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21.7359393904" calcext:value-type="float">
            <text:p>21.7359393904</text:p>
          </table:table-cell>
          <table:table-cell table:number-columns-repeated="3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7:22:49</text:p>
          </table:table-cell>
          <table:table-cell office:value-type="float" office:value="1788232797" calcext:value-type="float">
            <text:p>1788232797</text:p>
          </table:table-cell>
          <table:table-cell table:style-name="ce1" office:value-type="string" calcext:value-type="string">
            <text:p>11/2/2015 07:18:5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fusioncash</text:p>
          </table:table-cell>
          <table:table-cell office:value-type="float" office:value="0.7346" calcext:value-type="float">
            <text:p>0.7346</text:p>
          </table:table-cell>
          <table:table-cell office:value-type="float" office:value="5626024" calcext:value-type="float">
            <text:p>562602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174.125.176.210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7:34:12</text:p>
          </table:table-cell>
          <table:table-cell office:value-type="float" office:value="1788239927" calcext:value-type="float">
            <text:p>1788239927</text:p>
          </table:table-cell>
          <table:table-cell table:style-name="ce1" office:value-type="string" calcext:value-type="string">
            <text:p>11/2/2015 07:30:1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7415" calcext:value-type="float">
            <text:p>0.7415</text:p>
          </table:table-cell>
          <table:table-cell office:value-type="float" office:value="21088425" calcext:value-type="float">
            <text:p>2108842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107.140.176.37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819357673" calcext:value-type="float">
            <text:p>819357673</text:p>
          </table:table-cell>
          <table:table-cell table:style-name="ce1" office:value-type="string" calcext:value-type="string">
            <text:p>11/2/2015 08:00:45</text:p>
          </table:table-cell>
          <table:table-cell office:value-type="float" office:value="1788255637" calcext:value-type="float">
            <text:p>1788255637</text:p>
          </table:table-cell>
          <table:table-cell table:style-name="ce1" office:value-type="string" calcext:value-type="string">
            <text:p>11/2/2015 07:57:1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7104" calcext:value-type="float">
            <text:p>0.7104</text:p>
          </table:table-cell>
          <table:table-cell office:value-type="float" office:value="19828154" calcext:value-type="float">
            <text:p>198281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184.21.109.181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848484848" calcext:value-type="float">
            <text:p>0.7848484848</text:p>
          </table:table-cell>
          <table:table-cell office:value-type="float" office:value="0.1202113039" calcext:value-type="float">
            <text:p>0.1202113039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667" calcext:value-type="float">
            <text:p>0.667</text:p>
          </table:table-cell>
          <table:table-cell/>
          <table:table-cell office:value-type="float" office:value="0.879" calcext:value-type="float">
            <text:p>0.87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7" calcext:value-type="float">
            <text:p>0.97</text:p>
          </table:table-cell>
          <table:table-cell office:value-type="float" office:value="0.818" calcext:value-type="float">
            <text:p>0.818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727" calcext:value-type="float">
            <text:p>0.727</text:p>
          </table:table-cell>
          <table:table-cell table:number-columns-repeated="2" office:value-type="float" office:value="0.424" calcext:value-type="float">
            <text:p>0.424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11A</text:p>
          </table:table-cell>
          <table:table-cell/>
          <table:table-cell office:value-type="string" calcext:value-type="string">
            <text:p>2A/2B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B/5C</text:p>
          </table:table-cell>
          <table:table-cell table:number-columns-repeated="2"/>
          <table:table-cell office:value-type="string" calcext:value-type="string">
            <text:p>1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2A/17B</text:p>
          </table:table-cell>
          <table:table-cell office:value-type="string" calcext:value-type="string">
            <text:p>3A/16B</text:p>
          </table:table-cell>
          <table:table-cell table:number-columns-repeated="7"/>
        </table:table-row>
        <table:table-row table:style-name="ro1" table:number-rows-repeated="1048539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4:03:57.515288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3T14:12:08.900285718</dc:date>
    <meta:generator>LibreOffice/4.2.8.2$Linux_X86_64 LibreOffice_project/420m0$Build-2</meta:generator>
    <meta:editing-duration>PT6M35S</meta:editing-duration>
    <meta:editing-cycles>9</meta:editing-cycles>
    <meta:document-statistic meta:table-count="1" meta:cell-count="867" meta:object-count="0"/>
  </office:meta>
</office:document-meta>
</file>